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FreeSans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9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hi" style:country-asian="IN" style:font-style-asian="normal" style:font-weight-asian="normal" style:font-name-complex="Noto Sans Arabic U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26pt solid #000000" fo:background-color="#cccccc" fo:border-left="0.26pt solid #000000" fo:border-right="none" fo:border-top="none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26pt solid #000000" fo:border-left="0.26pt solid #000000" fo:border-right="none" fo:border-top="none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hi" style:country-asian="IN" style:font-style-asian="normal" style:font-weight-asian="normal" style:font-name-complex="Noto Sans Arabic U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26pt solid #000000" fo:background-color="#cccccc" fo:border-left="0.26pt solid #000000" fo:border-right="none" fo:border-top="none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hi" style:country-asian="IN" style:font-style-asian="normal" style:font-weight-asian="normal" style:font-name-complex="Noto Sans Arabic U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  <style:text-properties style:font-name="Liberation Serif" fo:font-size="12pt" style:font-size-asian="12pt" style:font-size-complex="12pt"/>
    </style:style>
    <style:style style:name="ce7" style:family="table-cell" style:parent-style-name="Default" style:data-style-name="N37">
      <style:table-cell-properties fo:border-bottom="0.26pt solid #000000" fo:background-color="#cccccc" fo:border-left="0.26pt solid #000000" fo:border-right="none" fo:border-top="0.26pt solid #000000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font-style-asian="normal" style:font-weight-asian="normal" style:font-name-complex="Noto Sans Arabic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26pt solid #000000" style:text-align-source="fix" style:repeat-content="false" fo:border-left="0.2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hi" style:country-asian="IN" style:font-style-asian="normal" style:font-weight-asian="normal" style:font-name-complex="Noto Sans Arabic U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26pt solid #000000" style:text-align-source="fix" style:repeat-content="false" fo:border-left="0.2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37">
      <style:table-cell-properties fo:border-bottom="0.26pt solid #000000" fo:background-color="#cccccc" fo:border-left="0.26pt solid #000000" fo:border-right="none" fo:border-top="0.26pt solid #000000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font-style-asian="normal" style:font-weight-asian="normal" style:font-name-complex="Noto Sans Arabic U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26pt solid #000000" fo:background-color="#cccccc" fo:border-left="0.26pt solid #000000" fo:border-right="none" fo:border-top="none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font-style-asian="normal" style:font-weight-asian="normal" style:font-name-complex="Noto Sans Arabic U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37">
      <style:table-cell-properties fo:border-bottom="0.26pt solid #000000" fo:background-color="#cccccc" fo:border-left="0.26pt solid #000000" fo:border-right="none" fo:border-top="0.26pt solid #000000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hi" style:country-asian="IN" style:font-style-asian="normal" style:font-weight-asian="normal" style:font-name-complex="Noto Sans Arabic U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37">
      <style:table-cell-properties fo:border-bottom="0.26pt solid #000000" fo:background-color="#cccccc" fo:border-left="0.26pt solid #000000" fo:border-right="none" fo:border-top="none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hi" style:country-asian="IN" style:font-style-asian="normal" style:font-weight-asian="normal" style:font-name-complex="Noto Sans Arabic U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37">
      <style:table-cell-properties fo:border-bottom="0.26pt solid #000000" fo:background-color="#cccccc" fo:border-left="0.26pt solid #000000" fo:border-right="none" fo:border-top="0.26pt solid #000000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font-style-asian="normal" style:font-weight-asian="normal" style:font-name-complex="Noto Sans Arabic UI" style:font-size-complex="12pt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26pt solid #000000" fo:background-color="#cccccc" fo:border-left="0.26pt solid #000000" fo:border-right="none" fo:border-top="none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font-style-asian="normal" style:font-weight-asian="normal" style:font-name-complex="Noto Sans Arabic UI" style:font-size-complex="12pt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37">
      <style:table-cell-properties fo:background-color="#cccccc" fo:border="0.26pt solid #000000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hi" style:country-asian="IN" style:font-style-asian="normal" style:font-weight-asian="normal" style:font-name-complex="Noto Sans Arabic U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hi" style:country-asian="IN" style:font-style-asian="normal" style:font-weight-asian="normal" style:font-name-complex="Noto Sans Arabic U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fo:border-bottom="0.26pt solid #000000" fo:background-color="#cccccc" fo:border-left="0.26pt solid #000000" fo:border-right="0.26pt solid #000000" fo:border-top="none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hi" style:country-asian="IN" style:font-style-asian="normal" style:font-weight-asian="normal" style:font-name-complex="Noto Sans Arabic U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fo:font-size="12pt" style:letter-kerning="true" fo:language="pt" fo:country="BR" style:language-asian="zh" style:country-asian="CN" style:font-name-asian="FreeSans" style:font-size-asian="10pt" style:font-size-complex="10pt"/>
    </style:style>
    <style:style style:name="T2" style:family="text">
      <style:text-properties style:use-window-font-color="true" style:letter-kerning="true" fo:language="pt" fo:country="BR" style:font-name-asian="FreeSans" style:font-size-asian="10pt" style:font-size-complex="10pt" fo:font-size="10pt" style:language-asian="hi" style:country-asian="IN"/>
    </style:style>
    <style:style style:name="T3" style:family="text">
      <style:text-properties style:use-window-font-color="true" style:font-name="Liberation Serif;Times New Roman" fo:font-size="12pt" style:letter-kerning="true" fo:language="pt" fo:country="BR" style:language-asian="zh" style:country-asian="CN" style:font-name-asian="FreeSans" style:font-size-asian="10pt"/>
    </style:style>
    <style:style style:name="T4" style:family="text">
      <style:text-properties style:use-window-font-color="true" style:font-name="Liberation Serif;Times New Roman" style:letter-kerning="true" fo:language="pt" fo:country="BR" style:font-name-asian="FreeSans" style:font-size-asian="10pt" fo:font-size="10pt" style:language-asian="hi" style:country-asian="IN" style:font-size-complex="10pt"/>
    </style:style>
    <style:style style:name="T5" style:family="text">
      <style:text-properties style:use-window-font-color="true" style:font-name="Liberation Serif;Times New Roman" fo:font-size="10pt" style:letter-kerning="true" fo:language="pt" fo:country="BR" style:language-asian="zh" style:country-asian="CN" style:language-complex="hi" style:country-complex="IN" style:font-name-asian="FreeSans" style:font-size-asian="10pt" style:font-size-complex="10pt"/>
    </style:style>
    <style:style style:name="T6" style:family="text">
      <style:text-properties style:use-window-font-color="true" style:font-name="Liberation Serif;Times New Roman" fo:font-size="10pt" style:letter-kerning="true" fo:language="pt" fo:country="BR" style:font-name-asian="FreeSans" style:font-size-asian="10pt" style:font-size-complex="10pt" style:language-asian="hi" style:country-asian="IN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number-columns-repeated="11" table:default-cell-style-name="ce8"/>
        <table:table-column table:style-name="co2" table:default-cell-style-name="ce17"/>
        <table:table-row table:style-name="ro1">
          <table:table-cell table:style-name="ce1" office:value-type="string" calcext:value-type="string" table:number-columns-spanned="13" table:number-rows-spanned="1">
            <text:p>CRONOGRAMA DE ATIVIDADES DE DESENVOLVIMENTO</text:p>
          </table:table-cell>
          <table:covered-table-cell table:number-columns-repeated="12" table:style-name="ce6"/>
        </table:table-row>
        <table:table-row table:style-name="ro2">
          <table:table-cell table:style-name="ce2"/>
          <table:table-cell table:style-name="ce7" office:value-type="string" calcext:value-type="string">
            <text:p><text:span text:style-name="T1">Jan</text:span><text:span text:style-name="T2">/2021</text:span></text:p>
          </table:table-cell>
          <table:table-cell table:style-name="ce10" office:value-type="string" calcext:value-type="string">
            <text:p><text:span text:style-name="T3">Fev</text:span><text:span text:style-name="T4">/2021</text:span></text:p>
          </table:table-cell>
          <table:table-cell table:style-name="ce10" office:value-type="string" calcext:value-type="string">
            <text:p><text:span text:style-name="T3">Mar</text:span><text:span text:style-name="T4">/2021</text:span></text:p>
          </table:table-cell>
          <table:table-cell table:style-name="ce10" office:value-type="string" calcext:value-type="string">
            <text:p><text:span text:style-name="T3">Abr</text:span><text:span text:style-name="T4">/2021</text:span></text:p>
          </table:table-cell>
          <table:table-cell table:style-name="ce12" office:value-type="date" office:date-value="2021-05-01" calcext:value-type="date">
            <text:p>01/05/21</text:p>
          </table:table-cell>
          <table:table-cell table:style-name="ce12" office:value-type="date" office:date-value="2021-06-01" calcext:value-type="date">
            <text:p>01/06/21</text:p>
          </table:table-cell>
          <table:table-cell table:style-name="ce14" office:value-type="string" calcext:value-type="string">
            <text:p><text:span text:style-name="T5">J</text:span><text:span text:style-name="T6">ul/2021</text:span></text:p>
          </table:table-cell>
          <table:table-cell table:style-name="ce12" office:value-type="date" office:date-value="2021-08-01" calcext:value-type="date">
            <text:p>01/08/21</text:p>
          </table:table-cell>
          <table:table-cell table:style-name="ce12" office:value-type="date" office:date-value="2021-09-01" calcext:value-type="date">
            <text:p>01/09/21</text:p>
          </table:table-cell>
          <table:table-cell table:style-name="ce12" office:value-type="date" office:date-value="2021-10-01" calcext:value-type="date">
            <text:p>01/10/21</text:p>
          </table:table-cell>
          <table:table-cell table:style-name="ce12" office:value-type="date" office:date-value="2021-11-01" calcext:value-type="date">
            <text:p>01/11/21</text:p>
          </table:table-cell>
          <table:table-cell table:style-name="ce16" office:value-type="date" office:date-value="2021-12-01" calcext:value-type="date">
            <text:p>01/12/21</text:p>
          </table:table-cell>
        </table:table-row>
        <table:table-row table:style-name="ro1">
          <table:table-cell office:value-type="string" calcext:value-type="string">
            <text:p>Preparar garagem e prévia do GDD</text:p>
          </table:table-cell>
          <table:table-cell table:number-columns-repeated="6"/>
          <table:table-cell table:style-name="ce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ruir evento 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ruir evento 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ruir evento 3</text:p>
          </table:table-cell>
          <table:table-cell table:style-name="ce9" table:number-columns-repeated="7"/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Lançar protótipo do projeto</text:p>
          </table:table-cell>
          <table:table-cell table:number-columns-repeated="11"/>
          <table:table-cell office:value-type="string" calcext:value-type="string">
            <text:p>x</text:p>
          </table:table-cell>
        </table:table-row>
        <table:table-row table:style-name="ro2">
          <table:table-cell table:style-name="ce4"/>
          <table:table-cell table:style-name="ce7" office:value-type="string" calcext:value-type="string">
            <text:p><text:span text:style-name="T1">Jan</text:span><text:span text:style-name="T2">/2022</text:span></text:p>
          </table:table-cell>
          <table:table-cell table:style-name="ce11" office:value-type="string" calcext:value-type="string">
            <text:p><text:span text:style-name="T3">Fev</text:span><text:span text:style-name="T4">/2022</text:span></text:p>
          </table:table-cell>
          <table:table-cell table:style-name="ce11" office:value-type="string" calcext:value-type="string">
            <text:p><text:span text:style-name="T3">Mar</text:span><text:span text:style-name="T4">/2022</text:span></text:p>
          </table:table-cell>
          <table:table-cell table:style-name="ce11" office:value-type="string" calcext:value-type="string">
            <text:p><text:span text:style-name="T3">Abr</text:span><text:span text:style-name="T4">/2022</text:span></text:p>
          </table:table-cell>
          <table:table-cell table:style-name="ce13" office:value-type="date" office:date-value="2022-05-01" calcext:value-type="date">
            <text:p>01/05/22</text:p>
          </table:table-cell>
          <table:table-cell table:style-name="ce13" office:value-type="date" office:date-value="2022-06-01" calcext:value-type="date">
            <text:p>01/06/22</text:p>
          </table:table-cell>
          <table:table-cell table:style-name="ce15" office:value-type="string" calcext:value-type="string">
            <text:p><text:span text:style-name="T5">J</text:span><text:span text:style-name="T6">ul/2022</text:span></text:p>
          </table:table-cell>
          <table:table-cell table:style-name="ce13" office:value-type="date" office:date-value="2022-08-01" calcext:value-type="date">
            <text:p>01/08/22</text:p>
          </table:table-cell>
          <table:table-cell table:style-name="ce13" office:value-type="date" office:date-value="2022-09-01" calcext:value-type="date">
            <text:p>01/09/22</text:p>
          </table:table-cell>
          <table:table-cell table:style-name="ce13" office:value-type="date" office:date-value="2022-10-01" calcext:value-type="date">
            <text:p>01/10/22</text:p>
          </table:table-cell>
          <table:table-cell table:style-name="ce13" office:value-type="date" office:date-value="2022-11-01" calcext:value-type="date">
            <text:p>01/11/22</text:p>
          </table:table-cell>
          <table:table-cell table:style-name="ce18" office:value-type="date" office:date-value="2022-12-01" calcext:value-type="date">
            <text:p>01/12/22</text:p>
          </table:table-cell>
        </table:table-row>
        <table:table-row table:style-name="ro1">
          <table:table-cell office:value-type="string" calcext:value-type="string">
            <text:p>Lançar protótipo do projeto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Coletar poucas opiniões sobre o projeto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Finalizar GDD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FreeSans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0T18:05:57.939448081</meta:creation-date>
    <dc:date>2021-08-10T18:21:43.737848234</dc:date>
    <meta:editing-duration>PT4M48S</meta:editing-duration>
    <meta:editing-cycles>3</meta:editing-cycles>
    <meta:generator>LibreOffice/6.4.7.2$Linux_X86_64 LibreOffice_project/40$Build-2</meta:generator>
    <meta:document-statistic meta:table-count="1" meta:cell-count="45" meta:object-count="0"/>
  </office:meta>
</office:document-meta>
</file>